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Factory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Factory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Builder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Build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teface Fluen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Inteface Fluente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leitura feita sobre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r código com aplicando os novos conhecimento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Pesquisar sobre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rrigir Excessoe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riar testes para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/>
        </table:table-row>
        <table:table-row table:style-name="ro2" table:number-rows-repeated="104855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4">
            <text:p>4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4">
            <text:p>4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 table:number-rows-repeated="104854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/>
          <table:table-cell office:value-type="string">
            <text:p>Pesquisar sobre o DAO</text:p>
          </table:table-cell>
          <table:table-cell/>
        </table:table-row>
        <table:table-row table:style-name="ro2">
          <table:table-cell office:value-type="string">
            <text:p>Corrigir Excessoes</text:p>
          </table:table-cell>
          <table:table-cell table:number-columns-repeated="2"/>
        </table:table-row>
        <table:table-row table:style-name="ro2">
          <table:table-cell office:value-type="string">
            <text:p>Criar testes para o DAO</text:p>
          </table:table-cell>
          <table:table-cell table:number-columns-repeated="2"/>
        </table:table-row>
        <table:table-row table:style-name="ro2">
          <table:table-cell office:value-type="string">
            <text:p>Criar um DAO</text:p>
          </table:table-cell>
          <table:table-cell table:number-columns-repeated="2"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>
            <text:p>Estudar X Stream</text:p>
          </table:table-cell>
        </table:table-row>
        <table:table-row table:style-name="ro2">
          <table:table-cell/>
          <table:table-cell office:value-type="string">
            <text:p>Desenvolver Leitor de XML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esenvolver Mascara de Campo para XML</text:p>
          </table:table-cell>
        </table:table-row>
        <table:table-row table:style-name="ro2">
          <table:table-cell/>
          <table:table-cell office:value-type="string">
            <text:p>Desenvolver Mascara de Registro para XML</text:p>
          </table:table-cell>
          <table:table-cell/>
        </table:table-row>
      </table:table>
      <table:table table:name="Trabalho acumulado" table:style-name="ta1" table:print="false">
        <table:table-column table:style-name="co3" table:default-cell-style-name="ce10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Default"/>
        <table:table-column table:style-name="co4" table:default-cell-style-name="Default"/>
        <table:table-row table:style-name="ro3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48">
            <text:p>48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48">
            <text:p>48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3">
            <text:p>3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table:number-columns-repeated="2"/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table:number-columns-repeated="2"/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table:number-columns-repeated="2"/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table:number-columns-repeated="2"/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table:number-columns-repeated="2"/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table:number-columns-repeated="2"/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table:number-columns-repeated="2"/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table:number-columns-repeated="2"/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table:number-columns-repeated="2"/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table:number-columns-repeated="2"/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number-columns-repeated="2"/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number-columns-repeated="2"/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number-columns-repeated="2"/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number-columns-repeated="2"/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number-columns-repeated="2"/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number-columns-repeated="2"/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number-columns-repeated="2"/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number-columns-repeated="2"/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table:number-columns-repeated="2"/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number-columns-repeated="2"/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number-columns-repeated="2"/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number-columns-repeated="2"/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table:number-columns-repeated="2"/>
          <table:table-cell table:formula="of:=[.D2]" office:value-type="float" office:value="48">
            <text:p>48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number-columns-repeated="2"/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number-columns-repeated="2"/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number-columns-repeated="2"/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number-columns-repeated="2"/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number-columns-repeated="2"/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number-columns-repeated="2"/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table:number-columns-repeated="2"/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table:number-columns-repeated="2"/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number-columns-repeated="2"/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number-columns-repeated="2"/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number-columns-repeated="2"/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number-columns-repeated="2"/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number-columns-repeated="2"/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number-columns-repeated="2"/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number-columns-repeated="2"/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number-columns-repeated="2"/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number-columns-repeated="2"/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number-columns-repeated="2"/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number-columns-repeated="2"/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number-columns-repeated="2"/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number-columns-repeated="2"/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number-columns-repeated="2"/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number-columns-repeated="2"/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number-columns-repeated="2"/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number-columns-repeated="2"/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number-columns-repeated="2"/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number-columns-repeated="2"/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number-columns-repeated="2"/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number-columns-repeated="2"/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number-columns-repeated="2"/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number-columns-repeated="2"/>
          <table:table-cell table:formula="of:=[.D2]" office:value-type="float" office:value="48">
            <text:p>48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number-columns-repeated="2"/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number-columns-repeated="2"/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number-columns-repeated="2"/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9/08/2011</text:date>, <text:time>21:29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09-08T21:29:23</dc:date>
    <dc:creator>Guilherme </dc:creator>
    <meta:editing-duration>PT16H36M42S</meta:editing-duration>
    <meta:editing-cycles>67</meta:editing-cycles>
    <meta:generator>BrOffice/3.3$Linux LibreOffice_project/330m19$Build-301</meta:generator>
    <meta:document-statistic meta:table-count="4" meta:cell-count="5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4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1:'Trabalho acumulado'.C121" chart:data-source-has-labels="both" svg:x="0.867cm" svg:y="1.824cm" svg:width="15.316cm" svg:height="5.789cm">
          <chartooo:coordinate-region svg:x="1.488cm" svg:y="1.824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